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0.96pt"/>
    </style:style>
    <style:style style:name="co2" style:family="table-column">
      <style:table-column-properties fo:break-before="auto" style:column-width="300.44pt"/>
    </style:style>
    <style:style style:name="co3" style:family="table-column">
      <style:table-column-properties fo:break-before="auto" style:column-width="74.0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45.1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75.7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6.89pt"/>
    </style:style>
    <style:style style:name="co11" style:family="table-column">
      <style:table-column-properties fo:break-before="auto" style:column-width="83.45pt"/>
    </style:style>
    <style:style style:name="co12" style:family="table-column">
      <style:table-column-properties fo:break-before="auto" style:column-width="126.2pt"/>
    </style:style>
    <style:style style:name="co13" style:family="table-column">
      <style:table-column-properties fo:break-before="auto" style:column-width="154.06pt"/>
    </style:style>
    <style:style style:name="co14" style:family="table-column">
      <style:table-column-properties fo:break-before="auto" style:column-width="119.25pt"/>
    </style:style>
    <style:style style:name="co15" style:family="table-column">
      <style:table-column-properties fo:break-before="auto" style:column-width="256.11pt"/>
    </style:style>
    <style:style style:name="co16" style:family="table-column">
      <style:table-column-properties fo:break-before="auto" style:column-width="93.74pt"/>
    </style:style>
    <style:style style:name="co17" style:family="table-column">
      <style:table-column-properties fo:break-before="auto" style:column-width="60.49pt"/>
    </style:style>
    <style:style style:name="co18" style:family="table-column">
      <style:table-column-properties fo:break-before="auto" style:column-width="150.94pt"/>
    </style:style>
    <style:style style:name="co19" style:family="table-column">
      <style:table-column-properties fo:break-before="auto" style:column-width="33.45pt"/>
    </style:style>
    <style:style style:name="co20" style:family="table-column">
      <style:table-column-properties fo:break-before="auto" style:column-width="81.95pt"/>
    </style:style>
    <style:style style:name="co21" style:family="table-column">
      <style:table-column-properties fo:break-before="auto" style:column-width="176.46pt"/>
    </style:style>
    <style:style style:name="co22" style:family="table-column">
      <style:table-column-properties fo:break-before="auto" style:column-width="64.4pt"/>
    </style:style>
    <style:style style:name="co23" style:family="table-column">
      <style:table-column-properties fo:break-before="auto" style:column-width="75.94pt"/>
    </style:style>
    <style:style style:name="co24" style:family="table-column">
      <style:table-column-properties fo:break-before="auto" style:column-width="212.8pt"/>
    </style:style>
    <style:style style:name="co25" style:family="table-column">
      <style:table-column-properties fo:break-before="auto" style:column-width="149.41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5.5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2bf44" style:text-align-source="fix" style:repeat-content="false" fo:border="0.06pt solid #000000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1" style:family="table-cell" style:parent-style-name="Default">
      <style:table-cell-properties fo:background-color="#72bf44" fo:border="0.06pt solid #000000"/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6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font-name="DejaVu Sans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1" style:font-size-complex="10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200" fo:border="0.06pt solid #000000"/>
      <style:text-properties style:font-name="DejaVu Sans" fo:font-size="10pt" style:font-size-asian="10pt" style:font-size-complex="10pt"/>
    </style:style>
    <style:style style:name="ce20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 fo:margin-left="0pt"/>
      <style:text-properties style:text-outline="false" style:font-name="DejaVu Sans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weight-asian="bold" style:font-name-complex="DejaVu Sans1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2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name-asian="Arial" style:font-size-asian="10pt" style:font-name-complex="DejaVu Sans1" style:font-size-complex="10pt"/>
    </style:style>
    <style:style style:name="ce3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6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9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40" style:family="table-cell" style:parent-style-name="Default">
      <style:table-cell-properties fo:background-color="#72bf44" style:text-align-source="fix" style:repeat-content="false" fo:wrap-option="no-wrap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46" style:family="table-cell" style:parent-style-name="Default">
      <style:table-cell-properties fo:border="0.06pt solid #000000" style:vertical-align="middle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transparent" fo:border="0.06pt solid #000000" style:vertical-align="middle"/>
      <style:text-properties style:font-name="DejaVu Sans" fo:font-size="10pt" style:font-size-asian="10pt" style:font-size-complex="10pt"/>
    </style:style>
    <style:style style:name="ce48" style:family="table-cell" style:parent-style-name="Default">
      <style:table-cell-properties fo:background-color="#ed1c24" fo:border="0.06pt solid #000000" style:vertical-align="middle"/>
      <style:text-properties style:font-name="DejaVu Sans" fo:font-size="10pt" style:font-size-asian="10pt" style:font-size-complex="10pt"/>
    </style:style>
    <style:style style:name="ce49" style:family="table-cell" style:parent-style-name="Default">
      <style:table-cell-properties fo:background-color="#fff200" fo:border="0.06pt solid #000000" style:vertical-align="middle"/>
      <style:text-properties style:use-window-font-color="true" style:font-name="DejaVu Sans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50" style:family="table-cell" style:parent-style-name="Default">
      <style:table-cell-properties fo:background-color="#fff200" fo:border="0.06pt solid #000000" style:vertical-align="middle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ackground-color="#72bf44" fo:border="0.06pt solid #000000" style:vertical-align="middle"/>
      <style:text-properties style:font-name="DejaVu Sans" fo:font-size="10pt" style:font-size-asian="10pt" style:font-size-complex="10pt"/>
    </style:style>
    <style:style style:name="ce5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ackground-color="#ed1c24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8" style:family="table-cell" style:parent-style-name="Default">
      <style:table-cell-properties fo:background-color="transparent" fo:border="0.06pt solid #000000"/>
      <style:text-properties style:font-name="DejaVu Sans" fo:font-size="10pt" style:font-size-asian="10pt" style:font-size-complex="10pt"/>
    </style:style>
    <style:style style:name="ce9" style:family="table-cell" style:parent-style-name="Default">
      <style:text-properties style:font-name="DejaVu Sans" fo:font-size="10pt" style:font-size-asian="10pt" style:font-size-complex="10pt"/>
    </style:style>
    <style:style style:name="ce150" style:family="table-cell" style:parent-style-name="Default" style:data-style-name="N100"/>
    <style:style style:name="ce110" style:family="table-cell" style:parent-style-name="Default">
      <style:table-cell-properties fo:background-color="#72bf44" style:text-align-source="fix" style:repeat-content="false" fo:border="0.06pt solid #000000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ackground-color="#fff200" fo:border="0.06pt solid #000000"/>
      <style:text-properties style:font-name="DejaVu Sans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14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17" style:family="table-cell" style:parent-style-name="Default">
      <style:table-cell-properties fo:background-color="transparent" fo:border="0.06pt solid #000000"/>
      <style:text-properties style:font-name="DejaVu Sans" fo:font-size="10pt" style:font-size-asian="10pt" style:font-size-complex="10pt"/>
    </style:style>
    <style:style style:name="ce118" style:family="table-cell" style:parent-style-name="Default">
      <style:text-properties style:font-name="DejaVu Sans" fo:font-size="10pt" style:font-size-asian="10pt" style:font-size-complex="10pt"/>
    </style:style>
    <style:style style:name="ce119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0" style:family="table-cell" style:parent-style-name="Default">
      <style:table-cell-properties fo:background-color="#72bf44" fo:border="0.06pt solid #000000"/>
      <style:text-properties style:font-name="DejaVu Sans" fo:font-size="10pt" style:font-size-asian="10pt" style:font-size-complex="10pt"/>
    </style:style>
    <style:style style:name="ce12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4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wrap-option="wrap"/>
      <style:text-properties style:text-outline="false" style:font-name="DejaVu Sans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1" style:font-size-complex="10pt" style:language-complex="hi" style:country-complex="IN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 fo:margin-left="0pt"/>
      <style:text-properties style:text-outline="false" style:font-name="DejaVu Sans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weight-asian="bold" style:font-name-complex="DejaVu Sans1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9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name-asian="Arial" style:font-size-asian="10pt" style:font-name-complex="DejaVu Sans1" style:font-size-complex="10pt"/>
    </style:style>
    <style:style style:name="ce14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5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14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8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9" style:family="table-cell" style:parent-style-name="Default">
      <style:table-cell-properties fo:background-color="#72bf44" style:text-align-source="fix" style:repeat-content="false" fo:wrap-option="no-wrap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56" style:family="table-cell" style:parent-style-name="Default">
      <style:table-cell-properties fo:border="0.06pt solid #000000" style:vertical-align="middle"/>
      <style:text-properties style:font-name="DejaVu Sans" fo:font-size="10pt" style:font-size-asian="10pt" style:font-size-complex="10pt"/>
    </style:style>
    <style:style style:name="ce157" style:family="table-cell" style:parent-style-name="Default">
      <style:table-cell-properties fo:background-color="transparent" fo:border="0.06pt solid #000000" style:vertical-align="middle"/>
      <style:text-properties style:font-name="DejaVu Sans" fo:font-size="10pt" style:font-size-asian="10pt" style:font-size-complex="10pt"/>
    </style:style>
    <style:style style:name="ce158" style:family="table-cell" style:parent-style-name="Default">
      <style:table-cell-properties fo:background-color="#ed1c24" fo:border="0.06pt solid #000000" style:vertical-align="middle"/>
      <style:text-properties style:font-name="DejaVu Sans" fo:font-size="10pt" style:font-size-asian="10pt" style:font-size-complex="10pt"/>
    </style:style>
    <style:style style:name="ce159" style:family="table-cell" style:parent-style-name="Default">
      <style:table-cell-properties fo:background-color="#fff200" fo:border="0.06pt solid #000000" style:vertical-align="middle"/>
      <style:text-properties style:use-window-font-color="true" style:font-name="DejaVu Sans" fo:font-size="10pt" style:font-size-asian="10pt" style:font-size-complex="10pt"/>
    </style:style>
    <style:style style:name="ce160" style:family="table-cell" style:parent-style-name="Default">
      <style:table-cell-properties fo:background-color="#fff200" fo:border="0.06pt solid #000000" style:vertical-align="middle"/>
      <style:text-properties style:font-name="DejaVu Sans" fo:font-size="10pt" style:font-size-asian="10pt" style:font-size-complex="10pt"/>
    </style:style>
    <style:style style:name="ce161" style:family="table-cell" style:parent-style-name="Default">
      <style:table-cell-properties fo:background-color="#72bf44" fo:border="0.06pt solid #000000" style:vertical-align="middle"/>
      <style:text-properties style:font-name="DejaVu Sans" fo:font-size="10pt" style:font-size-asian="10pt" style:font-size-complex="10pt"/>
    </style:style>
    <style:style style:name="ce16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fo:background-color="#ed1c24"/>
      <style:text-properties style:font-name="DejaVu Sans" fo:font-size="10pt" style:font-size-asian="10pt" style:font-size-complex="10pt"/>
    </style:style>
    <style:style style:name="ce165" style:family="table-cell" style:parent-style-name="Default" style:data-style-name="N100"/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ce123"/>
        <table:table-column table:style-name="co2" table:default-cell-style-name="ce123"/>
        <table:table-column table:style-name="co3" table:default-cell-style-name="ce133"/>
        <table:table-column table:style-name="co4" table:default-cell-style-name="ce144"/>
        <table:table-column table:style-name="co5" table:default-cell-style-name="ce144"/>
        <table:table-column table:style-name="co6" table:default-cell-style-name="ce144"/>
        <table:table-column table:style-name="co7" table:default-cell-style-name="ce144"/>
        <table:table-column table:style-name="co8" table:number-columns-repeated="245" table:default-cell-style-name="ce156"/>
        <table:table-column table:style-name="co9" table:number-columns-repeated="769" table:default-cell-style-name="ce156"/>
        <table:table-column table:style-name="co9" table:number-columns-repeated="3" table:default-cell-style-name="ce118"/>
        <table:table-row table:style-name="ro1">
          <table:table-cell table:style-name="ce110" office:value-type="string" calcext:value-type="string">
            <text:p>Part</text:p>
          </table:table-cell>
          <table:table-cell table:style-name="ce125" office:value-type="string" calcext:value-type="string">
            <text:p>Description</text:p>
          </table:table-cell>
          <table:table-cell table:style-name="ce129" office:value-type="string" calcext:value-type="string">
            <text:p>DISTR</text:p>
          </table:table-cell>
          <table:table-cell table:style-name="ce125" office:value-type="string" calcext:value-type="string">
            <text:p>QTY</text:p>
          </table:table-cell>
          <table:table-cell table:style-name="ce149" office:value-type="string" calcext:value-type="string">
            <text:p>Price</text:p>
            <text:p> Per</text:p>
            <text:p> Unit</text:p>
            <text:p>(euro)</text:p>
          </table:table-cell>
          <table:table-cell table:style-name="ce125" office:value-type="string" calcext:value-type="string">
            <text:p>Total</text:p>
            <text:p> Price</text:p>
            <text:p>(euro)</text:p>
          </table:table-cell>
          <table:table-cell table:style-name="ce125" office:value-type="string" calcext:value-type="string">
            <text:p>Total</text:p>
          </table:table-cell>
          <table:table-cell table:style-name="ce125" table:number-columns-repeated="15"/>
          <table:table-cell table:style-name="ce162" table:number-columns-repeated="998"/>
          <table:table-cell table:style-name="ce163"/>
          <table:table-cell table:style-name="ce143" table:number-columns-repeated="3"/>
        </table:table-row>
        <table:table-row table:style-name="ro2">
          <table:table-cell table:style-name="ce111" office:value-type="string" calcext:value-type="string">
            <text:p>Stepper Motors</text:p>
          </table:table-cell>
          <table:table-cell table:style-name="ce111"/>
          <table:table-cell table:style-name="ce130"/>
          <table:table-cell table:style-name="ce141" table:number-columns-repeated="4"/>
          <table:table-cell table:style-name="ce111" table:number-columns-repeated="1014"/>
          <table:table-cell table:number-columns-repeated="3"/>
        </table:table-row>
        <table:table-row table:style-name="ro3">
          <table:table-cell table:style-name="ce112" office:value-type="string" calcext:value-type="string">
            <text:p>satnogs_controller, Parts</text:p>
          </table:table-cell>
          <table:table-cell table:style-name="ce112" office:value-type="string" calcext:value-type="string">
            <text:p>parts for satnogs_controller pcb</text:p>
          </table:table-cell>
          <table:table-cell table:style-name="ce13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table:formula="of:=[.D3]*[.E3]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ce113" office:value-type="string" calcext:value-type="string">
            <text:p>C1001-1_satnogs_controller</text:p>
          </table:table-cell>
          <table:table-cell table:style-name="ce113" office:value-type="string" calcext:value-type="string">
            <text:p>pcb for satnogs_controller</text:p>
          </table:table-cell>
          <table:table-cell table:style-name="ce131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35" table:formula="of:=[.D4]*[.E4]" office:value-type="float" office:value="1" calcext:value-type="float">
            <text:p>1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Arduino Pro Mini 328 – 5V/16MHz</text:p>
          </table:table-cell>
          <table:table-cell table:style-name="ce114" office:value-type="string" calcext:value-type="string">
            <text:p>microcontroller</text:p>
          </table:table-cell>
          <table:table-cell table:style-name="ce132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0" calcext:value-type="float">
            <text:p>10</text:p>
          </table:table-cell>
          <table:table-cell table:style-name="ce135" table:formula="of:=[.D5]*[.E5]" office:value-type="float" office:value="10" calcext:value-type="float">
            <text:p>1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C1000-1_enclosure_pcb_mount</text:p>
          </table:table-cell>
          <table:table-cell table:style-name="ce114" office:value-type="string" calcext:value-type="string">
            <text:p>Enclosure pcb mount -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35" table:formula="of:=[.D6]*[.E6]" office:value-type="float" office:value="0" calcext:value-type="float">
            <text:p>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5" office:value-type="string" calcext:value-type="string">
            <text:p>H1000_aluminium_enclosure</text:p>
          </table:table-cell>
          <table:table-cell table:style-name="ce113" office:value-type="string" calcext:value-type="string">
            <text:p>Sealed enclosure aluminum, H1000-1 &amp; H1000-3</text:p>
          </table:table-cell>
          <table:table-cell table:style-name="ce132" table:formula="of:=HYPERLINK(&quot;https://grobotronics.com/120x100x35mm-ip66-gainta-bs23.html&quot;;&quot;grobotronics&quot;)" office:value-type="string" office:string-value="grobotronics" calcext:value-type="string">
            <text:p>grobotronics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.5" calcext:value-type="float">
            <text:p>7.5</text:p>
          </table:table-cell>
          <table:table-cell table:style-name="ce135" table:formula="of:=[.D7]*[.E7]" office:value-type="float" office:value="7.5" calcext:value-type="float">
            <text:p>7.5</text:p>
          </table:table-cell>
          <table:table-cell table:style-name="ce143"/>
          <table:table-cell table:style-name="ce114"/>
          <table:table-cell table:style-name="ce157" table:number-columns-repeated="1012"/>
          <table:table-cell table:number-columns-repeated="4"/>
        </table:table-row>
        <table:table-row table:style-name="ro2">
          <table:table-cell table:style-name="ce116" office:value-type="string" calcext:value-type="string">
            <text:p>H1010-1_pg9_cable_gland</text:p>
          </table:table-cell>
          <table:table-cell table:style-name="ce126" office:value-type="string" calcext:value-type="string">
            <text:p>PG9 Cable Gland Connectors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.12" calcext:value-type="float">
            <text:p>0.12</text:p>
          </table:table-cell>
          <table:table-cell table:style-name="ce135" table:formula="of:=[.D8]*[.E8]" office:value-type="float" office:value="0.48" calcext:value-type="float">
            <text:p>0.48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20-1_nut_M3_din934</text:p>
          </table:table-cell>
          <table:table-cell table:style-name="ce114" office:value-type="string" calcext:value-type="string">
            <text:p>M3 Nut DIN934 for pcb mount</text:p>
          </table:table-cell>
          <table:table-cell table:style-name="ce135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35" table:formula="of:=[.D9]*[.E9]" office:value-type="float" office:value="0.048" calcext:value-type="float">
            <text:p>0.048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30-1_screw_M3L5_din912</text:p>
          </table:table-cell>
          <table:table-cell table:style-name="ce114" office:value-type="string" calcext:value-type="string">
            <text:p>M3 L5 screw DIN912 for pcb mount</text:p>
          </table:table-cell>
          <table:table-cell table:style-name="ce132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3" calcext:value-type="float">
            <text:p>0.03</text:p>
          </table:table-cell>
          <table:table-cell table:style-name="ce135" table:formula="of:=[.D10]*[.E10]" office:value-type="float" office:value="0.12" calcext:value-type="float">
            <text:p>0.1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Pololu DRV8825</text:p>
          </table:table-cell>
          <table:table-cell table:style-name="ce114" office:value-type="string" calcext:value-type="string">
            <text:p>stepper driver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2.5" calcext:value-type="float">
            <text:p>2.5</text:p>
          </table:table-cell>
          <table:table-cell table:style-name="ce135" table:formula="of:=[.D12]*[.E12]" office:value-type="float" office:value="5" calcext:value-type="float">
            <text:p>5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7"/>
          <table:table-cell table:number-columns-repeated="1023"/>
        </table:table-row>
        <table:table-row table:style-name="ro2">
          <table:table-cell table:style-name="ce114" office:value-type="string" calcext:value-type="string">
            <text:p>MEAN WELL LRS-50-48 </text:p>
          </table:table-cell>
          <table:table-cell table:style-name="ce114" office:value-type="string" calcext:value-type="string">
            <text:p>Power supply for rotator, 48VDC @ 52.8W </text:p>
          </table:table-cell>
          <table:table-cell table:style-name="ce136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2.42" calcext:value-type="float">
            <text:p>12.42</text:p>
          </table:table-cell>
          <table:table-cell table:style-name="ce135" table:formula="of:=[.D14]*[.E14]" office:value-type="float" office:value="12.42" calcext:value-type="float">
            <text:p>12.4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office:value-type="string" calcext:value-type="string">
            <text:p>USB to RS485</text:p>
          </table:table-cell>
          <table:table-cell table:style-name="ce113" office:value-type="string" calcext:value-type="string">
            <text:p>Communication with Client</text:p>
          </table:table-cell>
          <table:table-cell table:style-name="ce13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15]*[.E15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USB to UART</text:p>
          </table:table-cell>
          <table:table-cell table:style-name="ce113" office:value-type="string" calcext:value-type="string">
            <text:p>Communication with Client (optional)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16]*[.E16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8"/>
          <table:table-cell table:number-columns-repeated="1023"/>
        </table:table-row>
        <table:table-row table:style-name="ro2">
          <table:table-cell table:style-name="ce113" office:value-type="string" calcext:value-type="string">
            <text:p>Two Sides Adhesive Tape</text:p>
          </table:table-cell>
          <table:table-cell table:style-name="ce113" office:value-type="string" calcext:value-type="string">
            <text:p>to mount controller enclosure to rotator</text:p>
          </table:table-cell>
          <table:table-cell table:style-name="ce131"/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35" table:formula="of:=[.D18]*[.E18]" office:value-type="float" office:value="3" calcext:value-type="float">
            <text:p>3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9" office:value-type="string" calcext:value-type="string">
            <text:p>Assemblies</text:p>
          </table:table-cell>
          <table:table-cell table:style-name="ce119"/>
          <table:table-cell table:style-name="ce137"/>
          <table:table-cell table:style-name="ce145" table:number-columns-repeated="2"/>
          <table:table-cell table:style-name="ce152"/>
          <table:table-cell table:style-name="ce145"/>
          <table:table-cell table:style-name="ce158" table:number-columns-repeated="1014"/>
          <table:table-cell table:style-name="ce164" table:number-columns-repeated="3"/>
        </table:table-row>
        <table:table-row table:style-name="ro2">
          <table:table-cell table:style-name="ce113" office:value-type="string" calcext:value-type="string">
            <text:p>A1000_rotator_controller</text:p>
          </table:table-cell>
          <table:table-cell table:style-name="ce113" office:value-type="string" calcext:value-type="string">
            <text:p>rotator controller assembly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20" table:number-columns-repeated="6"/>
          <table:table-cell table:style-name="ce155" table:formula="of:=SUM([.F3:.F21])" office:value-type="float" office:value="59.568" calcext:value-type="float">
            <text:p>59.568</text:p>
          </table:table-cell>
          <table:table-cell table:style-name="ce120" table:number-columns-repeated="1014"/>
          <table:table-cell table:number-columns-repeated="3"/>
        </table:table-row>
        <table:table-row table:style-name="ro2">
          <table:table-cell table:style-name="ce121" office:value-type="string" calcext:value-type="string">
            <text:p>DC Motors</text:p>
          </table:table-cell>
          <table:table-cell table:style-name="ce121"/>
          <table:table-cell table:style-name="ce138"/>
          <table:table-cell table:style-name="ce146"/>
          <table:table-cell table:style-name="ce151" table:number-columns-repeated="2"/>
          <table:table-cell table:style-name="ce146"/>
          <table:table-cell table:style-name="ce159" table:number-columns-repeated="1014"/>
          <table:table-cell table:number-columns-repeated="3"/>
        </table:table-row>
        <table:table-row table:style-name="ro2">
          <table:table-cell table:style-name="ce112" office:value-type="string" calcext:value-type="string">
            <text:p>satnogs_controller, Parts</text:p>
          </table:table-cell>
          <table:table-cell table:style-name="ce112" office:value-type="string" calcext:value-type="string">
            <text:p>parts for satnogs_controller pcb</text:p>
          </table:table-cell>
          <table:table-cell table:style-name="ce13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table:formula="of:=[.D23]*[.E23]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ce113" office:value-type="string" calcext:value-type="string">
            <text:p>C1001-1_satnogs_controller</text:p>
          </table:table-cell>
          <table:table-cell table:style-name="ce113" office:value-type="string" calcext:value-type="string">
            <text:p>pcb for satnogs_controller</text:p>
          </table:table-cell>
          <table:table-cell table:style-name="ce131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35" table:formula="of:=[.D24]*[.E24]" office:value-type="float" office:value="1" calcext:value-type="float">
            <text:p>1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Arduino Pro Mini 328 – 5V/16MHz</text:p>
          </table:table-cell>
          <table:table-cell table:style-name="ce114" office:value-type="string" calcext:value-type="string">
            <text:p>microcontroller</text:p>
          </table:table-cell>
          <table:table-cell table:style-name="ce132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0" calcext:value-type="float">
            <text:p>10</text:p>
          </table:table-cell>
          <table:table-cell table:style-name="ce135" table:formula="of:=[.D25]*[.E25]" office:value-type="float" office:value="10" calcext:value-type="float">
            <text:p>1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C1000-1_enclosure_pcb_mount</text:p>
          </table:table-cell>
          <table:table-cell table:style-name="ce114" office:value-type="string" calcext:value-type="string">
            <text:p>Enclosure pcb mount -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35" table:formula="of:=[.D26]*[.E26]" office:value-type="float" office:value="0" calcext:value-type="float">
            <text:p>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5" office:value-type="string" calcext:value-type="string">
            <text:p>H1000_aluminium_enclosure</text:p>
          </table:table-cell>
          <table:table-cell table:style-name="ce113" office:value-type="string" calcext:value-type="string">
            <text:p>Sealed enclosure aluminum, H1000-1 &amp; H1000-3</text:p>
          </table:table-cell>
          <table:table-cell table:style-name="ce132" table:formula="of:=HYPERLINK(&quot;https://grobotronics.com/120x100x35mm-ip66-gainta-bs23.html&quot;;&quot;grobotronics&quot;)" office:value-type="string" office:string-value="grobotronics" calcext:value-type="string">
            <text:p>grobotronics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.5" calcext:value-type="float">
            <text:p>7.5</text:p>
          </table:table-cell>
          <table:table-cell table:style-name="ce135" table:formula="of:=[.D27]*[.E27]" office:value-type="float" office:value="7.5" calcext:value-type="float">
            <text:p>7.5</text:p>
          </table:table-cell>
          <table:table-cell table:style-name="ce143"/>
          <table:table-cell table:style-name="ce114"/>
          <table:table-cell table:style-name="ce157" table:number-columns-repeated="1012"/>
          <table:table-cell table:number-columns-repeated="4"/>
        </table:table-row>
        <table:table-row table:style-name="ro2">
          <table:table-cell table:style-name="ce116" office:value-type="string" calcext:value-type="string">
            <text:p>H1010-1_pg9_cable_gland</text:p>
          </table:table-cell>
          <table:table-cell table:style-name="ce126" office:value-type="string" calcext:value-type="string">
            <text:p>PG9 Cable Gland Connectors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.12" calcext:value-type="float">
            <text:p>0.12</text:p>
          </table:table-cell>
          <table:table-cell table:style-name="ce135" table:formula="of:=[.D28]*[.E28]" office:value-type="float" office:value="0.48" calcext:value-type="float">
            <text:p>0.48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20-1_nut_M3_din934</text:p>
          </table:table-cell>
          <table:table-cell table:style-name="ce114" office:value-type="string" calcext:value-type="string">
            <text:p>M3 Nut DIN934 for pcb mount</text:p>
          </table:table-cell>
          <table:table-cell table:style-name="ce135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35" table:formula="of:=[.D29]*[.E29]" office:value-type="float" office:value="0.048" calcext:value-type="float">
            <text:p>0.048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30-1_screw_M3L5_din912</text:p>
          </table:table-cell>
          <table:table-cell table:style-name="ce114" office:value-type="string" calcext:value-type="string">
            <text:p>M3 L5 screw DIN912 for pcb mount</text:p>
          </table:table-cell>
          <table:table-cell table:style-name="ce132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3" calcext:value-type="float">
            <text:p>0.03</text:p>
          </table:table-cell>
          <table:table-cell table:style-name="ce135" table:formula="of:=[.D30]*[.E30]" office:value-type="float" office:value="0.12" calcext:value-type="float">
            <text:p>0.1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Dual MC33926 Motor Driver Carrier</text:p>
          </table:table-cell>
          <table:table-cell table:style-name="ce114" office:value-type="string" calcext:value-type="string">
            <text:p>DC motor driver</text:p>
          </table:table-cell>
          <table:table-cell table:style-name="ce131" table:formula="of:=HYPERLINK(&quot;https://gr.mouser.com/ProductDetail/Parallax/28820?qs=%2fha2pyFaduiH6OJl1RZeNVbONYydnjLQKUIxLIakpqckjk%2fBLzsZQ8SJwryfVEbcaSz%2fKXF0Iks%3d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5.5" calcext:value-type="float">
            <text:p>25.5</text:p>
          </table:table-cell>
          <table:table-cell table:style-name="ce135" table:formula="of:=[.D32]*[.E32]" office:value-type="float" office:value="25.5" calcext:value-type="float">
            <text:p>25.5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MEAN WELL LRS-50-48 </text:p>
          </table:table-cell>
          <table:table-cell table:style-name="ce114" office:value-type="string" calcext:value-type="string">
            <text:p>Power supply for rotator, 48VDC @ 52.8W </text:p>
          </table:table-cell>
          <table:table-cell table:style-name="ce136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2.42" calcext:value-type="float">
            <text:p>12.42</text:p>
          </table:table-cell>
          <table:table-cell table:style-name="ce135" table:formula="of:=[.D34]*[.E34]" office:value-type="float" office:value="12.42" calcext:value-type="float">
            <text:p>12.4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office:value-type="string" calcext:value-type="string">
            <text:p>USB to RS485</text:p>
          </table:table-cell>
          <table:table-cell table:style-name="ce113" office:value-type="string" calcext:value-type="string">
            <text:p>Communication with Client</text:p>
          </table:table-cell>
          <table:table-cell table:style-name="ce13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35]*[.E35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USB to UART</text:p>
          </table:table-cell>
          <table:table-cell table:style-name="ce113" office:value-type="string" calcext:value-type="string">
            <text:p>Communication with Client (optional)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36]*[.E36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office:value-type="string" calcext:value-type="string">
            <text:p>Two Sides Adhesive Tape</text:p>
          </table:table-cell>
          <table:table-cell table:style-name="ce113" office:value-type="string" calcext:value-type="string">
            <text:p>to mount controller enclosure to rotator</text:p>
          </table:table-cell>
          <table:table-cell table:style-name="ce131" office:value-type="string" calcext:value-type="string">
            <text:p>-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35" table:formula="of:=[.D38]*[.E38]" office:value-type="float" office:value="3" calcext:value-type="float">
            <text:p>3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9" office:value-type="string" calcext:value-type="string">
            <text:p>Assemblies</text:p>
          </table:table-cell>
          <table:table-cell table:style-name="ce119"/>
          <table:table-cell table:style-name="ce137"/>
          <table:table-cell table:style-name="ce145" table:number-columns-repeated="2"/>
          <table:table-cell table:style-name="ce152"/>
          <table:table-cell table:style-name="ce145"/>
          <table:table-cell table:style-name="ce158" table:number-columns-repeated="1014"/>
          <table:table-cell table:style-name="ce164" table:number-columns-repeated="3"/>
        </table:table-row>
        <table:table-row table:style-name="ro2">
          <table:table-cell table:style-name="ce113" office:value-type="string" calcext:value-type="string">
            <text:p>A1000_rotator_controller</text:p>
          </table:table-cell>
          <table:table-cell table:style-name="ce113" office:value-type="string" calcext:value-type="string">
            <text:p>rotator controller assembly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20" table:number-columns-repeated="6"/>
          <table:table-cell table:style-name="ce155" table:formula="of:=SUM([.F23:.F38])" office:value-type="float" office:value="80.068" calcext:value-type="float">
            <text:p>80.068</text:p>
          </table:table-cell>
          <table:table-cell table:style-name="ce120" table:number-columns-repeated="1014"/>
          <table:table-cell table:number-columns-repeated="3"/>
        </table:table-row>
        <table:table-row table:style-name="ro2">
          <table:table-cell table:style-name="ce122" office:value-type="string" calcext:value-type="string">
            <text:p>Encoder</text:p>
          </table:table-cell>
          <table:table-cell table:style-name="ce122"/>
          <table:table-cell table:style-name="ce138"/>
          <table:table-cell table:style-name="ce147" table:number-columns-repeated="4"/>
          <table:table-cell table:style-name="ce160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C1010-1_encoder_case</text:p>
          </table:table-cell>
          <table:table-cell table:style-name="ce114" office:value-type="string" calcext:value-type="string">
            <text:p>Encoder case,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5" table:formula="of:=[.D43]*[.E4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011-1_encoder_case</text:p>
          </table:table-cell>
          <table:table-cell table:style-name="ce114" office:value-type="string" calcext:value-type="string">
            <text:p>Encoder lid,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5" table:formula="of:=[.D44]*[.E44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012-1_magnet_mount</text:p>
          </table:table-cell>
          <table:table-cell table:style-name="ce114" office:value-type="string" calcext:value-type="string">
            <text:p>Magnet mount,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5" table:formula="of:=[.D45]*[.E4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13" office:value-type="string" calcext:value-type="string">
            <text:p>encoder, Parts</text:p>
          </table:table-cell>
          <table:table-cell table:style-name="ce113" office:value-type="string" calcext:value-type="string">
            <text:p>parts for satnogs_encoder pcb</text:p>
          </table:table-cell>
          <table:table-cell table:style-name="ce13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.5" calcext:value-type="float">
            <text:p>3.5</text:p>
          </table:table-cell>
          <table:table-cell table:style-name="ce135" table:formula="of:=[.D46]*[.E46]" office:value-type="float" office:value="7" calcext:value-type="float">
            <text:p>7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C1014-1_pcb_as5601</text:p>
          </table:table-cell>
          <table:table-cell table:style-name="ce113" office:value-type="string" calcext:value-type="string">
            <text:p>pcb for satnogs_encoder</text:p>
          </table:table-cell>
          <table:table-cell table:style-name="ce131" table:formula="of:=HYPERLINK(&quot;https://www.elecrow.com/ &quot;;&quot;elecrow&quot;)" office:value-type="string" office:string-value="elecrow" calcext:value-type="string">
            <text:p>elecrow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.5" calcext:value-type="float">
            <text:p>1.5</text:p>
          </table:table-cell>
          <table:table-cell table:style-name="ce153" table:formula="of:=[.D47]*[.E47]" office:value-type="float" office:value="3" calcext:value-type="float">
            <text:p>3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C1013-1_encoder_gear</text:p>
          </table:table-cell>
          <table:table-cell table:style-name="ce114" office:value-type="string" calcext:value-type="string">
            <text:p>Encoder gear 20T,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3" table:formula="of:=[.D48]*[.E48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040-1_623zz</text:p>
          </table:table-cell>
          <table:table-cell office:value-type="string" calcext:value-type="string">
            <text:p>Deep groove ball bearing 623zz</text:p>
          </table:table-cell>
          <table:table-cell table:style-name="ce134" table:formula="of:=HYPERLINK(&quot;https://www.ebay.com/ &quot;;&quot;ebay&quot;)" office:value-type="string" office:string-value="ebay" calcext:value-type="string">
            <text:p>ebay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style-name="ce153" table:formula="of:=[.D49]*[.E49]" office:value-type="float" office:value="0.8" calcext:value-type="float">
            <text:p>0.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050-1_diametric_magnet</text:p>
          </table:table-cell>
          <table:table-cell table:style-name="ce127" office:value-type="string" calcext:value-type="string">
            <text:p>Diametric Magnet NdFeB, Grade N35, D6x2.5mm</text:p>
          </table:table-cell>
          <table:table-cell table:style-name="ce134" table:formula="of:=HYPERLINK(&quot;https://aliexpress.com/item/100-pcs-NdFeB-Magnet-Disc-Dia-6x2-5-mm-0-236-Diametrically-Magnetized-Strong-Magnet-Neodymium/32639986878.html?ws_ab_test=searchweb0_0,searchweb201602_2_10091_10090_10088_10089,searchweb201603_1&amp;btsid=30e9cd2c-1650-412b-940c-815c7d456839&quot;;&quot;aliexpress&quot;)" office:value-type="string" office:string-value="aliexpress" calcext:value-type="string">
            <text:p>aliexpress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style-name="ce153" table:formula="of:=[.D50]*[.E50]" office:value-type="float" office:value="0.4" calcext:value-type="float">
            <text:p>0.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060-1_encoder_shaft</text:p>
          </table:table-cell>
          <table:table-cell office:value-type="string" calcext:value-type="string">
            <text:p>Linear Shaft - D3mm x L50mm, Tolerance: g6</text:p>
          </table:table-cell>
          <table:table-cell table:style-name="ce134" table:formula="of:=HYPERLINK(&quot;https://www.aliexpress.com/item/Cylinder-Liner-Rail-Linear-Shaft-Optical-Axis-OD-3mm-4mm-5mm-6mm-8mm-10mm-12mm-16mm/32785916697.html?spm=2114.search0104.3.2.5aa158d1ysrdP5&amp;ws_ab_test=searchweb0_0,searchweb201602_5_10152_10151_10065_10344_10068_10342_10325_10546_10343_10340_10548_10341_10084_10083_10618_10304_10307_10313_10059_10534_100031_10103_10624_10623_10622_10621_10620_10142,searchweb201603_1,ppcSwitch_5&amp;algo_expid=ddc6b34b-aab7-43c6-bd9f-538e8f155a9d-0&amp;algo_pvid=ddc6b34b-aab7-43c6-bd9f-538e8f155a9d&amp;transAbTest=ae803_5&amp;priceBeautifyAB=0 &quot;;&quot;aliexpress&quot;)" office:value-type="string" office:string-value="aliexpress" calcext:value-type="string">
            <text:p>aliexpr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3" table:formula="of:=[.D51]*[.E51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070-1_washer_M3_din125</text:p>
          </table:table-cell>
          <table:table-cell office:value-type="string" calcext:value-type="string">
            <text:p>M3 washer DIN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53" table:formula="of:=[.D52]*[.E52]" office:value-type="float" office:value="0.048" calcext:value-type="float">
            <text:p>0.04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1080-1_screw_M3L30_din965</text:p>
          </table:table-cell>
          <table:table-cell table:style-name="ce128" office:value-type="string" calcext:value-type="string">
            <text:p>M3 L30 DIN965 Stainless Steel Phillips Flat Head Screw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35" office:value-type="float" office:value="0.03" calcext:value-type="float">
            <text:p>0.03</text:p>
          </table:table-cell>
          <table:table-cell table:style-name="ce153" table:formula="of:=[.D53]*[.E53]" office:value-type="float" office:value="0.24" calcext:value-type="float">
            <text:p>0.24</text:p>
          </table:table-cell>
          <table:table-cell table:number-columns-repeated="3"/>
          <table:table-cell table:style-name="ce118"/>
          <table:table-cell table:number-columns-repeated="1014"/>
        </table:table-row>
        <table:table-row table:style-name="ro2">
          <table:table-cell table:style-name="ce114" office:value-type="string" calcext:value-type="string">
            <text:p>H1020-1_nut_M3_din934</text:p>
          </table:table-cell>
          <table:table-cell table:style-name="ce114" office:value-type="string" calcext:value-type="string">
            <text:p>M3 Nut DIN934 for pcb mount</text:p>
          </table:table-cell>
          <table:table-cell table:style-name="ce135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35" table:formula="of:=[.D54]*[.E54]" office:value-type="float" office:value="0.048" calcext:value-type="float">
            <text:p>0.048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9" office:value-type="string" calcext:value-type="string">
            <text:p>Assemblies</text:p>
          </table:table-cell>
          <table:table-cell table:style-name="ce119"/>
          <table:table-cell table:style-name="ce137"/>
          <table:table-cell table:style-name="ce145" table:number-columns-repeated="2"/>
          <table:table-cell table:style-name="ce152"/>
          <table:table-cell table:style-name="ce145"/>
          <table:table-cell table:style-name="ce158" table:number-columns-repeated="1014"/>
          <table:table-cell table:style-name="ce164" table:number-columns-repeated="3"/>
        </table:table-row>
        <table:table-row table:style-name="ro2">
          <table:table-cell table:style-name="ce113" office:value-type="string" calcext:value-type="string">
            <text:p>A1010-1_as5601_encoder</text:p>
          </table:table-cell>
          <table:table-cell table:style-name="ce113" office:value-type="string" calcext:value-type="string">
            <text:p>encoder assembly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24" table:number-columns-repeated="2"/>
          <table:table-cell table:style-name="ce139"/>
          <table:table-cell table:style-name="ce148" table:number-columns-repeated="2"/>
          <table:table-cell table:style-name="ce154"/>
          <table:table-cell table:style-name="ce148" table:formula="of:=SUM([.F43:.F54])" office:value-type="float" office:value="13.536" calcext:value-type="float">
            <text:p>13.536</text:p>
          </table:table-cell>
          <table:table-cell table:style-name="ce161" table:number-columns-repeated="1014"/>
          <table:table-cell table:number-columns-repeated="3"/>
        </table:table-row>
        <table:table-row table:style-name="ro2" table:number-rows-repeated="2">
          <table:table-cell table:style-name="ce113" table:number-columns-repeated="2"/>
          <table:table-cell table:style-name="ce140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6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 table:number-rows-repeated="3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 table:number-rows-repeated="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 table:number-rows-repeated="27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tator-controller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1 C6 C10 C11 C12 C13 C1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805_HandSolder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8053C104KAT2A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GA101M1JBK-1012G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3 C4 C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elec_6.3x5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V107M016A9GAA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0805C100K5GACTU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225X7R2A225K230AB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M32ER61C476ME15L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7.5n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M2195C1H752JA01D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_Schottky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O-214AB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DBC560-G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_TVS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O-214AB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CJ48CA-TR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_TVS_x2_AAC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SOT23-SM712</text:p>
          </table:table-cell>
          <table:table-cell office:value-type="float" office:value="1.53" calcext:value-type="float">
            <text:p>1.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SMD1206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 1206SFS200F/63-2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M21AG221SN1D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ILTER - POWE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M21PG221SN1D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umper_NO_Small</text:p>
          </table:table-cell>
          <table:table-cell office:value-type="string" calcext:value-type="string">
            <text:p>JP1 JP2 JP3 JP4 JP5 JP6 JP7 JP8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R_0805_HandSolderin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RCW08050000Z0EA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7u</text:p>
          </table:table-cell>
          <table:table-cell office:value-type="string" calcext:value-type="string">
            <text:p>Inductor_Bourns-SRR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RR1210-270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NN_02X0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EV-PINS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ONN_02X0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End-Stops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NN_02X0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nn_02x05_Odd_Even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phenol-861400402YO2LF</text:p>
          </table:table-cell>
          <table:table-cell office:value-type="float" office:value="1.18" calcext:value-type="float">
            <text:p>1.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ONN_02X0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NN_01X04</text:p>
          </table:table-cell>
          <table:table-cell office:value-type="string" calcext:value-type="string">
            <text:p>P7 P8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KDS_1.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phenol-VI0421550000G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8 R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R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.5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0K5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4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0K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8 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K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20R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47K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4 R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200R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221K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26.7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26K7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2 R3 R5 R6 R16 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805_HandSolder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RCW08054K7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rduino Pro Mini - ATmega328p</text:p>
          </table:table-cell>
          <table:table-cell office:value-type="string" calcext:value-type="string">
            <text:p>Arduino_Pro_Mini</text:p>
          </table:table-cell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Arduino_Pro_M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M-929974-01-30-RK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2C Multiplexer</text:p>
          </table:table-cell>
          <table:table-cell office:value-type="string" calcext:value-type="string">
            <text:p>PCA9540B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CA9540B</text:p>
          </table:table-cell>
          <table:table-cell office:value-type="string" calcext:value-type="string">
            <text:p>TSSOP-8_3x3mm_Pitch0.65mm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A9540BDP 118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Driver</text:p>
          </table:table-cell>
          <table:table-cell office:value-type="string" calcext:value-type="string">
            <text:p>Pololu_A4988</text:p>
          </table:table-cell>
          <table:table-cell office:value-type="string" calcext:value-type="string">
            <text:p>U3 U4</text:p>
          </table:table-cell>
          <table:table-cell table:number-columns-repeated="2" office:value-type="string" calcext:value-type="string">
            <text:p>Pololu_A4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-929974-01-30-RK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ual DC Motor Driver</text:p>
          </table:table-cell>
          <table:table-cell office:value-type="string" calcext:value-type="string">
            <text:p>Pololu_Dual_MC33926</text:p>
          </table:table-cell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Pololu_Dual_MC33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urth-61304011121</text:p>
          </table:table-cell>
          <table:table-cell office:value-type="float" office:value="1.31" calcext:value-type="float">
            <text:p>1.3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N65HVD485ED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N65HVD485EDR</text:p>
          </table:table-cell>
          <table:table-cell office:value-type="string" calcext:value-type="string">
            <text:p>SOIC-8_3.9x4.9mm_Pitch1.27mm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65HVD485EDR</text:p>
          </table:table-cell>
          <table:table-cell office:value-type="float" office:value="1.74" calcext:value-type="float">
            <text:p>1.7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emperature sensor - I2C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C74A05.0VCTTR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PS54360DDA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PS54360DDA</text:p>
          </table:table-cell>
          <table:table-cell office:value-type="string" calcext:value-type="string">
            <text:p>HSO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S54360DDAR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</text:p>
          </table:table-cell>
          <table:table-cell office:value-type="string" calcext:value-type="string">
            <text:p>er of PCBs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office:value-type="string" calcext:value-type="string">
            <text:p>v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165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Sun 21 Jan 2018 06:33:01 PM EE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/home/azisi/Documents/SatNOGS/satnogs-rotator-controller/satnogs_controller/satnogs_controller.s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Eeschema 4.0.7</text:p>
          </table:table-cell>
          <table:table-cell table:number-columns-repeated="8"/>
        </table:table-row>
      </table:table>
      <table:table table:name="encoder" table:style-name="ta2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3C104KAT2A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C0805KKX7R7BB10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N_02X0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phenol-861400402YO2LF</text:p>
          </table:table-cell>
          <table:table-cell office:value-type="float" office:value="1.18" calcext:value-type="float">
            <text:p>1.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_NMOS_GS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2312CDS-T1-GE3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 R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4K7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S5601-RESCUE-encoder_as560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S560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5601-ASOM</text:p>
          </table:table-cell>
          <table:table-cell office:value-type="float" office:value="2.78" calcext:value-type="float">
            <text:p>2.78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</text:p>
          </table:table-cell>
          <table:table-cell office:value-type="string" calcext:value-type="string">
            <text:p>er of PCBs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165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Sun 21 Jan 2018 07:08:43 PM EE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/home/azisi/Documents/SatNOGS/satnogs-rotator-controller/satnogs_encoder/encoder_as5601/encoder_as5601.s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Eeschema 4.0.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 style:data-style-name="N2" text:time-value="00:29:08.874974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8T00:02:26.712204374</dc:date>
    <meta:editing-duration>P3DT15H4M59S</meta:editing-duration>
    <meta:editing-cycles>263</meta:editing-cycles>
    <meta:generator>LibreOffice/6.0.2.1.0$Linux_X86_64 LibreOffice_project/00m0$Build-1</meta:generator>
    <meta:document-statistic meta:table-count="3" meta:cell-count="672" meta:object-count="0"/>
  </office:meta>
</office:document-meta>
</file>